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0000ff"/>
    </style:style>
    <style:style style:name="P80"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9" style:family="paragraph" style:parent-style-name="Text_20_body">
      <style:paragraph-properties fo:margin-left="0in" fo:margin-right="0in" fo:text-align="end" style:justify-single-word="false" fo:text-indent="0.1965in" style:auto-text-indent="false"/>
    </style:style>
    <style:style style:name="P90"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3"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4" style:family="paragraph" style:parent-style-name="Standard">
      <style:paragraph-properties fo:margin-left="0in" fo:margin-right="0in" fo:text-align="justify" style:justify-single-word="false" fo:text-indent="0.1965in" style:auto-text-indent="false"/>
    </style:style>
    <style:style style:name="P95" style:family="paragraph" style:parent-style-name="Standard">
      <style:paragraph-properties fo:margin-left="0in" fo:margin-right="0in" fo:text-align="justify" style:justify-single-word="false" fo:text-indent="0.1965in" style:auto-text-indent="false"/>
      <style:text-properties fo:language="ru" fo:country="RU"/>
    </style:style>
    <style:style style:name="P96"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1"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Text_20_body">
      <style:text-properties fo:language="ru" fo:country="RU"/>
    </style:style>
    <style:style style:name="P128"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9" style:family="paragraph" style:parent-style-name="Text_20_body">
      <style:paragraph-properties fo:text-align="center" style:justify-single-word="false"/>
    </style:style>
    <style:style style:name="P130" style:family="paragraph" style:parent-style-name="First_20_line_20_indent">
      <style:text-properties fo:language="ru" fo:country="RU"/>
    </style:style>
    <style:style style:name="P131" style:family="paragraph" style:parent-style-name="First_20_line_20_indent">
      <style:paragraph-properties fo:text-align="justify" style:justify-single-word="false"/>
      <style:text-properties fo:language="ru" fo:country="RU"/>
    </style:style>
    <style:style style:name="P132" style:family="paragraph" style:parent-style-name="First_20_line_20_indent">
      <style:text-properties fo:font-size="15pt" fo:language="ru" fo:country="RU" style:font-size-asian="15pt" style:font-size-complex="15pt"/>
    </style:style>
    <style:style style:name="P133" style:family="paragraph" style:parent-style-name="First_20_line_20_indent">
      <style:text-properties fo:font-size="12pt" fo:language="ru" fo:country="RU" style:font-size-asian="12pt" style:font-size-complex="12pt"/>
    </style:style>
    <style:style style:name="P134" style:family="paragraph" style:parent-style-name="First_20_line_20_indent">
      <style:text-properties fo:language="en" fo:country="US"/>
    </style:style>
    <style:style style:name="P135" style:family="paragraph" style:parent-style-name="First_20_line_20_indent">
      <style:paragraph-properties fo:text-align="justify" style:justify-single-word="false"/>
      <style:text-properties fo:language="en" fo:country="US"/>
    </style:style>
    <style:style style:name="P136" style:family="paragraph" style:parent-style-name="First_20_line_20_indent">
      <style:paragraph-properties fo:text-align="justify" style:justify-single-word="false"/>
    </style:style>
    <style:style style:name="P137" style:family="paragraph" style:parent-style-name="Text_20_body">
      <style:paragraph-properties fo:margin-left="0in" fo:margin-right="0in" fo:text-align="center" style:justify-single-word="false" fo:text-indent="0in" style:auto-text-indent="false"/>
    </style:style>
    <style:style style:name="P13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0" style:family="paragraph" style:parent-style-name="Footnote">
      <style:text-properties fo:language="en" fo:country="US"/>
    </style:style>
    <style:style style:name="P141" style:family="paragraph" style:parent-style-name="Footnote">
      <style:text-properties fo:language="ru" fo:country="RU"/>
    </style:style>
    <style:style style:name="P142" style:family="paragraph" style:parent-style-name="Footnote">
      <style:text-properties style:use-window-font-color="true" fo:language="ru" fo:country="RU"/>
    </style:style>
    <style:style style:name="P143" style:family="paragraph" style:parent-style-name="Footnote">
      <style:text-properties fo:font-style="normal" style:font-style-asian="normal" style:font-style-complex="normal"/>
    </style:style>
    <style:style style:name="P144" style:family="paragraph" style:parent-style-name="Text_20_body">
      <style:paragraph-properties fo:margin-top="0in" fo:margin-bottom="0.0835in" loext:contextual-spacing="false" fo:text-align="justify" style:justify-single-word="false"/>
      <style:text-properties fo:language="en" fo:country="US"/>
    </style:style>
    <style:style style:name="P145"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6" style:family="paragraph" style:parent-style-name="Standard">
      <style:text-properties fo:font-style="italic" style:font-style-asian="italic" style:font-style-complex="italic"/>
    </style:style>
    <style:style style:name="P14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48"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a9fdb" fo:background-color="transparent" style:font-style-asian="normal" style:font-style-complex="normal"/>
    </style:style>
    <style:style style:name="P1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151" style:family="paragraph" style:parent-style-name="Text_20_body">
      <style:paragraph-properties fo:margin-left="0in" fo:margin-right="0in" fo:text-align="justify" style:justify-single-word="false" fo:text-indent="0.1965in" style:auto-text-indent="false"/>
    </style:style>
    <style:style style:name="P152"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53"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54"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15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56"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57" style:family="paragraph" style:parent-style-name="Heading_20_1">
      <style:paragraph-properties fo:margin-left="0in" fo:margin-right="0in" fo:text-align="center" style:justify-single-word="false" fo:text-indent="0.1965in" style:auto-text-indent="false"/>
    </style:style>
    <style:style style:name="P158" style:family="paragraph" style:parent-style-name="Heading_20_2">
      <style:text-properties fo:language="en" fo:country="US"/>
    </style:style>
    <style:style style:name="P159" style:family="paragraph" style:parent-style-name="Heading_20_2">
      <style:paragraph-properties fo:text-align="justify" style:justify-single-word="false"/>
    </style:style>
    <style:style style:name="P160" style:family="paragraph" style:parent-style-name="First_20_line_20_indent">
      <style:paragraph-properties fo:text-align="justify" style:justify-single-word="false"/>
      <style:text-properties fo:language="ru" fo:country="RU"/>
    </style:style>
    <style:style style:name="P16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62"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1" style:family="text">
      <style:text-properties style:use-window-font-color="true" fo:language="ru" fo:country="RU" fo:font-style="normal" fo:background-color="transparent" loext:char-shading-value="0" style:font-style-asian="normal" style:font-style-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font-style="normal"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fo:background-color="transparent" loext:char-shading-value="0" style:font-style-asian="normal" style:font-weight-asian="normal" style:font-style-complex="normal" style:font-weight-complex="normal"/>
    </style:style>
    <style:style style:name="T55" style:family="text">
      <style:text-properties fo:font-style="normal" style:text-underline-style="none" style:font-style-asian="normal" style:font-style-complex="normal"/>
    </style:style>
    <style:style style:name="T56" style:family="text">
      <style:text-properties fo:font-weight="normal" style:font-weight-asian="normal" style:font-weight-complex="normal"/>
    </style:style>
    <style:style style:name="T57" style:family="text">
      <style:text-properties fo:font-weight="normal" fo:background-color="transparent" loext:char-shading-value="0" style:font-weight-asian="normal" style:font-weight-complex="normal"/>
    </style:style>
    <style:style style:name="T58" style:family="text">
      <style:text-properties style:text-line-through-style="solid" style:text-line-through-type="single" fo:font-weight="bold" style:font-weight-asian="bold" style:font-weight-complex="bold"/>
    </style:style>
    <style:style style:name="T59" style:family="text">
      <style:text-properties fo:language="uk" fo:country="UA"/>
    </style:style>
    <style:style style:name="T60" style:family="text">
      <style:text-properties fo:language="uk" fo:country="UA" fo:font-style="italic" style:font-style-asian="italic" style:font-style-complex="italic"/>
    </style:style>
    <style:style style:name="T61" style:family="text">
      <style:text-properties fo:language="uk" fo:country="UA" fo:font-weight="bold" style:font-weight-asian="bold" style:font-weight-complex="bold"/>
    </style:style>
    <style:style style:name="T62" style:family="text">
      <style:text-properties style:text-underline-style="none"/>
    </style:style>
    <style:style style:name="T63" style:family="text">
      <style:text-properties style:text-rotation-angle="90" style:text-rotation-scale="line-height"/>
    </style:style>
    <style:style style:name="T64" style:family="text">
      <style:text-properties style:text-rotation-angle="270" style:text-rotation-scale="line-height"/>
    </style:style>
    <style:style style:name="T65" style:family="text">
      <style:text-properties style:text-position="sub 58%" style:font-size-asian="10.5pt"/>
    </style:style>
    <style:style style:name="T66" style:family="text">
      <style:text-properties style:font-name="Symbol" style:font-name-asian="Symbol" style:font-name-complex="Symbol"/>
    </style:style>
    <style:style style:name="T67" style:family="text">
      <style:text-properties style:font-name="Liberation Serif1" style:font-name-asian="Symbol" style:font-name-complex="Symbol"/>
    </style:style>
    <style:style style:name="T68" style:family="text">
      <style:text-properties style:font-name="Courier New CYR"/>
    </style:style>
    <style:style style:name="T69" style:family="text">
      <style:text-properties style:font-name="Courier New CYR" fo:language="en" fo:country="US"/>
    </style:style>
    <style:style style:name="T70" style:family="text">
      <style:text-properties fo:font-size="14pt" fo:language="en" fo:country="US" fo:font-weight="bold" style:font-size-asian="14pt" style:font-weight-asian="bold" style:font-size-complex="14pt" style:font-weight-complex="bold"/>
    </style:style>
    <style:style style:name="T71" style:family="text">
      <style:text-properties fo:font-size="14pt" fo:font-weight="bold" style:font-size-asian="14pt" style:font-weight-asian="bold" style:font-size-complex="14pt" style:font-weight-complex="bold"/>
    </style:style>
    <style:style style:name="T72" style:family="text">
      <style:text-properties fo:font-size="9pt" style:font-size-asian="9pt" style:font-size-complex="9pt"/>
    </style:style>
    <style:style style:name="T73" style:family="text">
      <style:text-properties fo:font-size="12pt" style:font-size-asian="12pt" style:font-size-complex="12pt"/>
    </style:style>
    <style:style style:name="T74" style:family="text">
      <style:text-properties officeooo:rsid="0018ac9c"/>
    </style:style>
    <style:style style:name="T75" style:family="text">
      <style:text-properties officeooo:rsid="001a9fdb"/>
    </style:style>
    <style:style style:name="T76" style:family="text">
      <style:text-properties officeooo:rsid="001e856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7" text:outline-level="1">Последний фанфик</text:h>
      <text:p text:style-name="P52"/>
      <text:h text:style-name="P158"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40">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0">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0">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8"><text:span text:style-name="T11">– Нэш, к</text:span>ак называется наш проект?</text:p>
      <text:p text:style-name="P76"><text:span text:style-name="T8">– </text:span><text:span text:style-name="T56">Дайсон.</text:span></text:p>
      <text:p text:style-name="P76"><text:span text:style-name="T8">– </text:span><text:span text:style-name="T56">Сколько тебе лет?</text:span></text:p>
      <text:p text:style-name="P76"><text:span text:style-name="T8">– </text:span><text:span text:style-name="T56">Два года с начала запуска кластера.</text:span></text:p>
      <text:p text:style-name="P76"><text:span text:style-name="T8">– </text:span><text:span text:style-name="T56">Какой сейчас год?</text:span></text:p>
      <text:p text:style-name="P76"><text:span text:style-name="T8">– </text:span><text:span text:style-name="T48">20</text:span><text:span text:style-name="T34">19</text:span><text:span text:style-name="T56">-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8"><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3">, </text:span><text:span text:style-name="T5">в некоем городе живёт брадобрей, который бреет всех людей, которые не бреются сами. Вопрос: кто бреет брадобрея</text:span><text:span text:style-name="T53">?</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6"><text:span text:style-name="T8">– Нэш</text:span><text:span text:style-name="T56">,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6">Бип-бип-бип.</text:p>
      <text:p text:style-name="P106"/>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7">***</text:p>
      <text:p text:style-name="P137"/>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0">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1">Валиум <text:span text:style-name="T49">–</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7"/>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7"/>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0">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8" text:outline-level="2">2. Пробуждение</text:h>
      <text:p text:style-name="P29"/>
      <text:p text:style-name="P1"><text:span text:style-name="T31">Сознание рестартовало после того, как я гребанулся </text:span><text:span text:style-name="T4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9"> настороженные уш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text:span><text:span text:style-name="T18">—</text:span><text:span text:style-name="T49">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text:s/>Да и не должно быть —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1">Спи, Сестра моя родная,<text:line-break/>Спи. Усни.<text:line-break/>Крыльями тебя укрою,<text:line-break/>Спи. Усни.</text:p><text:p text:style-name="P141"><text:tab/>В чаще тёмной волки воют,<text:line-break/>Спи. Усни.</text:p><text:p text:style-name="P141"><text:tab/>В мрачном замке духи ноют,<text:line-break/>Спи. Усни.</text:p><text:p text:style-name="P141"><text:tab/>Сказки вечность нам читает,<text:line-break/>Спи. Усни.<text:line-break/>День осенний угасает,<text:line-break/>Спи. Усни.<text:line-break/>Помни только в сне глубоком,</text:p><text:p text:style-name="P141"><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8" text:outline-level="2">3. Норф</text:h>
      <text:p text:style-name="P79"/>
      <text:p text:style-name="P21">Глава IV. Пределы магии</text:p>
      <text:p text:style-name="P18"/>
      <text:p text:style-name="P21">Вашему покорному слуге известны четыре предела магии: </text:p>
      <text:p text:style-name="P21"/>
      <text:list xml:id="list8519387608903688423" text:style-name="L1">
        <text:list-item>
          <text:p text:style-name="P14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8">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8">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8">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0">– <text:span text:style-name="T1">Восемь, учитель!</text:span></text:p><text:p text:style-name="P140">–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7"/>
      <text:p text:style-name="P77">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7">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7">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7"/>
      <text:p text:style-name="P77">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7">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7">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7">Так, что тут у нас?</text:p>
      <text:p text:style-name="P77"/>
      <text:p text:style-name="P77">“<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7"/>
      <text:p text:style-name="P77">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7">Газета полетела в мусорное ведро.</text:p>
      <text:p text:style-name="P77"/>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7">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7"><text:soft-page-break/>Так что даже на ремонт одежды и покупку необходимых в повседневной жизни мелочей у меня финансов не было. До недавнего времени.</text:p>
      <text:p text:style-name="P77">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7"/>
      <text:p text:style-name="P77">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77"><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77"><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Под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text:span><text:soft-page-break/><text:span text:style-name="T11">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4"/>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 </text:span><text:s/>И доктор Плантаго, должно быть, забыл, что оставлять меня без сладостей опасно для государства. Я лишь исправляю его оплошность…</text:p>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text:span text:style-name="T74">ну зачем так</text:span>… Ты же знаешь, я этого не сделаю.</text:p>
      <text:p text:style-name="P4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5"><text:soft-page-break/>–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
      <text:p text:style-name="P47"><text:span text:style-name="T11">– </text:span>Вот, читай отсюда. <text:span text:style-name="T11">– а</text:span>ликорница подчеркнула абзац копытом.</text:p>
      <text:p text:style-name="P47"/>
      <text:p text:style-name="P48">***</text:p>
      <text:p text:style-name="P48"/>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text:soft-page-break/>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35">Потом она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text:span><text:soft-page-break/><text:span text:style-name="T1">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5"><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text:soft-page-break/>–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text:s/>Ты! Чего! Делаешь! Твоё, <text:span text:style-name="T1">блин,</text:span> высочество!!! – <text:s/>я едва уберёг <text:span text:style-name="T1">своё </text:span>естество от острого рога.</text:p>
      <text:p text:style-name="P35">Селестия подняла на меня глаз. <text:span text:style-name="T59">Прижав </text:span>уши к голове, <text:span text:style-name="T59">она дала</text:span> задний ход <text:span text:style-name="T59">и </text:span>выкарабкалась обратно. Окинув библиотеку отчаянным взглядом, <text:span text:style-name="T59">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text:span text:style-name="T1">Я</text:span> помогу! – <text:s/>Селестия изогнула шею и стала зубами сжимать защёлку.</text:p>
      <text:p text:style-name="P35"/>
      <text:p text:style-name="P35">ШЛОП!</text:p>
      <text:p text:style-name="P35"/>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
      <text:p text:style-name="P47">В наступившей тишине аликорница прошептала мне убито:</text:p>
      <text:p text:style-name="P35">–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text:soft-page-break/>–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text:soft-page-break/>«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
      <text:p text:style-name="P47">…</text:p>
      <text:p text:style-name="P47"/>
      <text:p text:style-name="P58">Я открываю глаза.</text:p>
      <text:p text:style-name="P58">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58">Странно, почему я не ощущаю его? Неважно!</text:p>
      <text:p text:style-name="P58"><text:soft-page-break/>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8">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57">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text:p text:style-name="P47">– Надо повторить.</text:p>
      <text:p text:style-name="P47">– Что?</text:p>
      <text:p text:style-name="P47">– Надо повторить урок. Я почти усвоил технику.</text:p>
      <text:p text:style-name="P47">Аликорница выглянула одним глазом из-под подушки.</text:p>
      <text:p text:style-name="P47">– И ты не боишься?</text:p>
      <text:p text:style-name="P47"><text:soft-page-break/>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5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2">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2">Тумбочка.</text:span> Листок… <text:span text:style-name="T72">Тумбочка! Я охватываю вниманием тумбочку. Красивая тумбочка с выпуклым рисунком луны на дверце. Старательным таким рисунком луны с тремя кратерами и светлым полумесяцем по правому краю. Сила струится через меня и упирается во что-то большое и тяжёлое. </text:span><text:span text:style-name="T73">Всё пошло не так. Не могу уловить точку концентрации. Сила приложена к чему-то большему, чем лист бумаги. К чему-то неизмеримо большему. </text:span><text:span text:style-name="T72">Да хер с ней, с бумажкой! Тумбочка с луной! Поднимаю! Блин, она реально тяжёлая! Но у меня получается, я чувствую это! Она поддаётся! Й-о-о!!! Вот это силища! Ура! </text:span><text:span text:style-name="T73">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1">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text:soft-page-break/>–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58"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text:soft-page-break/>–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они тебя, чёрт побери, принимают?</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text:soft-page-break/>–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мозгах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опилок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8">…после Великого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он немедленно предоставил мне три часа свободы в день.</text:p>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и-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 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text:soft-page-break/></text:p>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text:soft-page-break/></text:p>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text:soft-page-break/>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 ли, мою попытку она видеть не могла, у неё же нет глаз на затылке.</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text:soft-page-break/>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7"/>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text:soft-page-break/></text:p>
      <text:p text:style-name="P47">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text:soft-page-break/>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4">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4">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9">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text:soft-page-break/>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
      <text:p text:style-name="P47">Нет! Только не это!!! Проклятье! Воздух тут порченый, что ли? Я отвёл глаза и стал вспоминать в уме таблицу умножения.</text:p>
      <text:p text:style-name="P47"/>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text:soft-page-break/>–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куда-то поверх меня в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text:soft-page-break/>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59">любви</text:span> начинаешь понимать только тогда, когда <text:span text:style-name="T59">е</text:span>ё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text:soft-page-break/>–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text:soft-page-break/>–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text:soft-page-break/>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58" text:outline-level="2">8. Стыд</text:h>
      <text:p text:style-name="P138"/>
      <text:p text:style-name="P58">~~~ Завтра на семь в библиотеке. Селестия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text:soft-page-break/>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text:soft-page-break/>–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59">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9">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59">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text:soft-page-break/>–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text:soft-page-break/>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С<text:span text:style-name="T1">ны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text:s/>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text:soft-page-break/>–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text:soft-page-break/>“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text:soft-page-break/>–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text:soft-page-break/>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2"> </text:span><text:span text:style-name="T37">— вся архитектура явно </text:span><text:span text:style-name="T28">была </text:span><text:span text:style-name="T37">заточена под крылатых. Таких, для которых приземлиться на балкон в тронном зале или уйти через портик на крыше</text:span><text:span text:style-name="T52"> </text:span><text:span text:style-name="T37">— обычное дело. </text:span><text:span text:style-name="T52">Хорошо, что </text:span><text:span text:style-name="T4">заместительная терапия Селестии и </text:span><text:span text:style-name="T52">ежедневные посещения каретной мастерской подняли мой тонус, изрядно посаженный сидячим образом жизни.</text:span></text:p>
      <text:p text:style-name="P1"><text:span text:style-name="T5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59">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text:span><text:soft-page-break/><text:span text:style-name="T28">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oft-page-break/><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
      <text:p text:style-name="P35">Мне казалось, мак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2">Мне печалиться не стоит</text:p><text:p text:style-name="P142">Жизнь прекрасна и полна</text:p><text:p text:style-name="P142">Телом молода, душою —</text:p><text:p text:style-name="P142">Как дракон морской мудра</text:p><text:p text:style-name="P142"/><text:p text:style-name="P142">Я видала взлёт империй,</text:p><text:p text:style-name="P142">Я жила среди легенд,</text:p><text:p text:style-name="P142">Древней магии мистерий</text:p><text:p text:style-name="P142">Я прилежнейший студент</text:p><text:p text:style-name="P142"/><text:p text:style-name="P142">Обожаема народом,</text:p><text:p text:style-name="P142">Уважаема врагом —</text:p><text:p text:style-name="P142">Но друзья остались в прошлом,</text:p><text:p text:style-name="P142">Пустота пришла в мой дом</text:p><text:p text:style-name="P142"/><text:p text:style-name="P142">Одинока и печальна,</text:p><text:p text:style-name="P142">Недоступна и строга,</text:p><text:p text:style-name="P142">Потеряла изначальный</text:p><text:p text:style-name="P142">Смысл жизни навсегда</text:p><text:p text:style-name="P142"/><text:p text:style-name="P142">Жизнь моя теперь публична,</text:p><text:p text:style-name="P142">Жизнь моя теперь для всех,</text:p><text:p text:style-name="P142">В этом — горе, в этом — счастье,</text:p><text:p text:style-name="P142">В этом плач и в этом смех.</text:p></text:note-body></text:note>.</text:p>
      <text:p text:style-name="P35"><text:soft-page-break/><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text:soft-page-break/>– О, ты уже?</text:p>
      <text:p text:style-name="P35">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text:soft-page-break/>–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text:soft-page-break/>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oft-page-break/><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
      <text:p text:style-name="P35">…</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text:soft-page-break/>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а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oft-page-break/><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oft-page-break/><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4">— </text:span><text:span text:style-name="T56">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6">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text:soft-page-break/>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text:soft-page-break/>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text:soft-page-break/>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59">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2">.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1">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2">— </text:span><text:span text:style-name="T4">зачем привлекать ненужное внимание</text:span><text:span text:style-name="T52"> к своей особе? </text:span><text:span text:style-name="T4">После всеобщего интереса кантерлотской знати к тебе, как к королевскому любимчику, тебе хочется покоя.</text:span><text:span text:style-name="T52"> Да и собраться с мыслями проще в доме, избавленном от </text:span><text:span text:style-name="T4">гостинничной </text:span><text:span text:style-name="T52">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text:soft-page-break/>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7">–</text:span><text:span text:style-name="T28">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text:soft-page-break/>–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text:soft-page-break/>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text:soft-page-break/>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text:soft-page-break/>–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text:span><text:soft-page-break/><text:span text:style-name="T37">проблемой потусторонних снов и </text:span><text:span text:style-name="T28">пони-</text:span><text:span text:style-name="T37">исчезновений уже год. Почту за честь работать </text:span><text:span text:style-name="T28">под твоим руководством</text:span><text:span text:style-name="T37">. Погоди немного, я </text:span><text:span text:style-name="T28">от</text:span><text:span text:style-name="T37">систематизирую нужную информацию и расскажу тебе, насколько далеко смогла продвинуться.</text:span></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text:soft-page-break/>–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8"><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text:soft-page-break/>–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6">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text:soft-page-break/>–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text:soft-page-break/>–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9"/>
      <text:p text:style-name="P58">Дата: 12.04.2142 А.<text:span text:style-name="T11">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11">Я остановилась перед дверью. Четыре ярда брони отделяли меня от Эквестрии. Четыре ярда и двадцать пять лет.</text:p>
      <text:p text:style-name="P21"><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5">—</text:span><text:span text:style-name="T16"> </text:span><text:span text:style-name="T56">всё, что удалось от неё добиться.</text:span></text:p>
      <text:p text:style-name="P1"/>
      <text:p text:style-name="P20"><text:soft-page-break/>~~~</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0">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text:soft-page-break/>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text:soft-page-break/>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text:soft-page-break/>–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text:soft-page-break/>–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text:soft-page-break/>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text:soft-page-break/>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2">—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text:soft-page-break/>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6">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text:soft-page-break/>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text:soft-page-break/>–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text:soft-page-break/>–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text:soft-page-break/>–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oft-page-break/><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1">– </text:span>Ты?!</text:p>
      <text:p text:style-name="P97"><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7"><text:span text:style-name="T11">– М</text:span>ожет, тогда ты скажешь, что в нём пошло не так и почему к вам попал я, а не сверхаликорн?</text:p>
      <text:p text:style-name="P97"><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2">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4">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text:soft-page-break/>Единорожка покраснела и пробормотала нечто вроде: <text:span text:style-name="T28">«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text:soft-page-break/></text:p>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6">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6">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oft-page-break/><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text:soft-page-break/>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6">подкову </text:span>в пироге обнаружил. Ик!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6">— </text:span><text:span text:style-name="T56">эт правда?</text:span></text:p>
      <text:p text:style-name="P47"><text:span text:style-name="T16">– </text:span><text:span text:style-name="T56">Какая из? Их много, вообще-то. Ик!</text:span></text:p>
      <text:p text:style-name="P47"><text:span text:style-name="T16">– </text:span><text:span text:style-name="T56">Про принцесс. Про то, что они фаэри, спустившиеся с неба во плоти, чтоб помогать пони управлять Эквестрией?</text:span></text:p>
      <text:p text:style-name="P47"><text:span text:style-name="T16">– Н</text:span><text:span text:style-name="T56">он-нон, </text:span><text:span text:style-name="T16">– </text:span><text:span text:style-name="T56">захихикала Пинки, взъерошив копытами розовые кудряшки и попытавшись соорудить из них бороду, </text:span><text:span text:style-name="T16">–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6">–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6">– </text:span><text:span text:style-name="T56">Ты что-о-о! Нельзя любить фаэри! Она похитит твоё сердце, и ты будешь искать её, пока не… </text:span><text:span text:style-name="T16">– </text:span><text:span text:style-name="T56">Пинки погрузилась мордочкой в так и не съеденный салат «по-кантерлотски» и захрапела.</text:span></text:p>
      <text:p text:style-name="P47"><text:span text:style-name="T16">– </text:span><text:span text:style-name="T56">Пока не умру?</text:span></text:p>
      <text:p text:style-name="P47"><text:span text:style-name="T16">– </text:span><text:span text:style-name="T56">Нет, глупенький. </text:span><text:span text:style-name="T16">– </text:span><text:span text:style-name="T56">пробулькала Пинки из миски. </text:span><text:span text:style-name="T16">– </text:span><text:span text:style-name="T56">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text:soft-page-break/>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text:soft-page-break/>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text:soft-page-break/>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text:soft-page-break/>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4">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3"/>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text:soft-page-break/>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6">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oft-page-break/><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text:soft-page-break/>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text:soft-page-break/>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soft-page-break/>***</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text:soft-page-break/>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text:soft-page-break/>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oft-page-break/><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4">Исчезновение дневной главы диархии: Эквестрия в панике!</text:span>» (статья двухдневной давности).</text:p>
      <text:p text:style-name="P50"><text:soft-page-break/>«<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0">«<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9"/>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text:soft-page-break/>–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text:soft-page-break/>–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pan text:style-name="T58">125 поней</text:span><text:span text:style-name="T24">.</text:span></text:p>
      <text:p text:style-name="P50"><text:span text:style-name="T24">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text:soft-page-break/>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0">так её </text:span><text:span text:style-name="T3">разэтак</text:span><text:span text:style-name="T60">,</text:span><text:span text:style-name="T20"> магия!</text:span></text:p>
      <text:p text:style-name="P146"/>
      <text:p text:style-name="Standard"><text:span text:style-name="T20">P.S. Мне тебя не хватает. Сильно.</text:span><text:span text:style-name="T52">»</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text:soft-page-break/>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text:soft-page-break/>–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text:soft-page-break/>–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text:soft-page-break/>–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
      <text:p text:style-name="P50">«<text:span text:style-name="T58">37 пни</text:span></text:p>
      <text:p text:style-name="P69">24пн</text:p>
      <text:p text:style-name="P69">15</text:p>
      <text:p text:style-name="P50"><text:span text:style-name="T24">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pan text:style-name="T58">125 поней</text:span><text:span text:style-name="T24">.</text:span></text:p>
      <text:p text:style-name="P50"><text:span text:style-name="T24">54 паня.</text:span>»</text:p>
      <text:p text:style-name="P50"/>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text:soft-page-break/>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text:soft-page-break/>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text:soft-page-break/>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text:soft-page-break/>–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Пегаска положила голову мне на плечо и прижалась всем телом в ответ.</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text:soft-page-break/>–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59">И товары</text:span> вовсе<text:span text:style-name="T59"> не </text:span>бесплатные<text:span text:style-name="T59">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text:soft-page-break/>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59">Оно п</text:span>овсюду. <text:span text:style-name="T59">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text:soft-page-break/></text:p>
      <text:p text:style-name="P50">Сознание с трудом возвращалось в гудевшую <text:span text:style-name="T5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59">А т</text:span>ы вставать не хотел! Я очень-очень испугалась. <text:span text:style-name="T59">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oft-page-break/><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9">матюков мне</text:span> удалось замазать самые большие щели. За тестовый<text:span text:style-name="T59"> </text:span>получасовый заплыв<text:span text:style-name="T59">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text:soft-page-break/></text:p>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9">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59">н жил с пони! И они </text:span>офигенно <text:span text:style-name="T59">любили друг </text:span><text:soft-page-break/><text:span text:style-name="T59">друга! И у них </text:span>был<text:span text:style-name="T59"> </text:span>офигенный <text:span text:style-name="T59">секс! </text:span>И это было офигенно круто!<text:span text:style-name="T59">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
      <text:p text:style-name="P52">КРАК!</text:p>
      <text:p text:style-name="P52"/>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text:soft-page-break/>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oft-page-break/><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text:soft-page-break/>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text:soft-page-break/>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text:soft-page-break/>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text:soft-page-break/>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59">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59">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oft-page-break/><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oft-page-break/><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oft-page-break/><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text:soft-page-break/>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1">Когорта <text:span text:style-name="T49">–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1">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59"> </text:span>покои Луны<text:span text:style-name="T59"> </text:span>через открытые балконные двери<text:span text:style-name="T59">.</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oft-page-break/><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9">её </text:span>расплываются. Она исчезает, не дойдя до экрана.</text:p>
      <text:p text:style-name="P67"><text:soft-page-break/>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
      <text:p text:style-name="P52">Я ВИЖУ!!! ПРОКЛЯТЬЕ, КАК ВСЁ ПРОСТО!!!</text:p>
      <text:p text:style-name="P52"/>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2">Я киваю ей в ответ. Мне понятно, почему.</text:p>
      <text:p text:style-name="P52"><text:span text:style-name="T11">– </text:span>Как тебя зовут, малышка? Я постараюсь вернуть тебя. Может быть, ещё не поздно.</text:p>
      <text:p text:style-name="P52">Пегаска приветственно машет копытом. Звёзды просвечивают сквозь неё, она тает на глазах.</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2">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oft-page-break/><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text:soft-page-break/>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59">Допустим, кот бессмертен. Также допустим, что кот з</text:span>аколдован<text:span text:style-name="T59"> </text:span>отложенным <text:span text:style-name="T59">заклятие</text:span>м<text:span text:style-name="T59"> Стирания, которое сработает, если кто-то откроет ящик</text:span>. <text:span text:style-name="T59">То есть, п</text:span>ри открытии<text:span text:style-name="T59"> ящик</text:span>а<text:span text:style-name="T59"> кот исчезнет из </text:span>бытия<text:span text:style-name="T59">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text:soft-page-break/>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oft-page-break/><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41">Тороид <text:span text:style-name="T49">–</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oft-page-break/><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поней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text:soft-page-break/>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oft-page-break/><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text:soft-page-break/>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oft-page-break/><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text:soft-page-break/>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7">–</text:span> Тогда зачем она..?</text:p>
      <text:p text:style-name="P47"><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8">–</text:span> А другие? Они тоже… давали мне потому, что считали меня последним шансом?</text:p>
      <text:p text:style-name="P50">У аликорницы отвалилась челюсть.</text:p>
      <text:p text:style-name="P50"><text:span text:style-name="T18">–</text:span> Другие? Кто ещё?<text:span text:style-name="T11"> </text:span>С кем ещё у тебя были… отношения?</text:p>
      <text:p text:style-name="P47"><text:span text:style-name="T17">–</text:span> С Рэйнбоу Дэш <text:span text:style-name="T17">–</text:span> ответил я несчастным голосом. <text:span text:style-name="T17">–</text:span> И, может быть, с Пинки.</text:p>
      <text:p text:style-name="P47"><text:span text:style-name="T17">–</text:span> А ты живчик. <text:span text:style-name="T17">–</text:span> удивлённо заметила Луна и нахмурилась.</text:p>
      <text:p text:style-name="P38"><text:soft-page-break/>–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7">– Что?!! – с недоверием воскликнула Луна. – Сестра никогда не умела лечить. И сейчас не умеет </text:span><text:span text:style-name="T57">—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7">– О небо! Теперь Мы понимаем, почему она так ослабела! Как это в стиле Сестры </text:span><text:span text:style-name="T57">—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7">– Заместительная терапия </text:span><text:span text:style-name="T57">—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7">– </text:span><text:span text:style-name="T57">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59" text:outline-level="2"><text:soft-page-break/><text:span text:style-name="T1">22</text:span>. <text:span text:style-name="T1">Лучший</text:span> Гранд Галопин<text:span text:style-name="T1">г</text:span> Гала <text:span text:style-name="T1">в истории</text:span></text:h>
      <text:p text:style-name="P80"/>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1">Митарианец <text:span text:style-name="T49">–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text:soft-page-break/>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text:soft-page-break/>–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text:soft-page-break/>–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text:soft-page-break/>–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text:soft-page-break/>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 Сел - Сел… Ну почему ты такая… – пробормотал я сквозь слёзы.</text:p>
      <text:p text:style-name="P52"/>
      <text:p text:style-name="P53">***</text:p>
      <text:p text:style-name="P80"/>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text:soft-page-break/>–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text:soft-page-break/>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4">д</text:span>ЕсЬ БЫл <text:span text:style-name="T65">д</text:span>ИскОр<text:span text:style-name="T63">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text:soft-page-break/>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text:soft-page-break/>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6"></text:span><text:span text:style-name="T67">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text:soft-page-break/></text:p>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дел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text:soft-page-break/>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68">Зафиксирована опасная ситуация. Сознание пациента </text:span><text:span text:style-name="T69">&lt;</text:span><text:span text:style-name="T68">Селестия</text:span><text:span text:style-name="T69">&gt;</text:span><text:span text:style-name="T68"> не регистрируется. Активируется протокол экстренной эвакуации пациента </text:span><text:span text:style-name="T69">&lt;</text:span><text:span text:style-name="T68">Селестия</text:span><text:span text:style-name="T69">&gt;</text:span><text:span text:style-name="T68"> к супервизору </text:span><text:span text:style-name="T69">&lt;</text:span><text:span text:style-name="T68">Луна</text:span><text:span text:style-name="T69">&gt;</text:span><text:span text:style-name="T68">.</text:span></text:p>
      <text:p text:style-name="P75"/>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рен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text:soft-page-break/>«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4">7.76</text:span>», сменившись на «<text:span text:style-name="T24">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text:soft-page-break/>–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2"/>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text:soft-page-break/>–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text:soft-page-break/>–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4">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text:soft-page-break/>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7">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7">—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9">трид</text:span><text:span text:style-name="T1">цать лет, если его сменят через </text:span><text:span text:style-name="T59">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text:soft-page-break/>–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text:soft-page-break/>–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8"/>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text:soft-page-break/>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text:soft-page-break/>– Мощь Элемента Верности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1">Центурия <text:span text:style-name="T49">–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text:soft-page-break/>–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шибко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59">задней осью </text:span><text:span text:style-name="T1">на табуретку. Я прилаживал ей новое колесо взамен <text:s/>утраченного. </text:span><text:span text:style-name="T59">Ещ</text:span><text:span text:style-name="T1">ё</text:span><text:span text:style-name="T59"> </text:span><text:span text:style-name="T1">немного, и будет как новенькая! В дворцовом гараже среди кучи хлама таки нашлось лопнувшее колесо, которое </text:span><text:span text:style-name="T59">мне удалось</text:span><text:span text:style-name="T1"> отремонтировать — о</text:span><text:span text:style-name="T59">бучение у</text:span><text:span text:style-name="T1"> Норфа не </text:span><text:span text:style-name="T59">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9">на </text:span><text:span text:style-name="T1">корпус</text:span><text:span text:style-name="T59">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9">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9">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text:soft-page-break/>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9">о всём мире остались только м</text:span>ы<text:span text:style-name="T59">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text:soft-page-break/>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text:soft-page-break/>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41">Манипула <text:span text:style-name="T49">– военное подразделение в 200 солдат</text:span></text:p></text:note-body></text:note> пегасов дворцовой стражи и звено Вондерболтов.</text:p>
      <text:p text:style-name="P52"><text:soft-page-break/></text:p>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4">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text:soft-page-break/>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Я внимательно всмотрелся в аликорницу. На сабатон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59">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9">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text:soft-page-break/>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text:soft-page-break/>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9">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text:soft-page-break/>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 <text:span text:style-name="T59">А ч</text:span>то случилось с кракеном?</text:p>
      <text:p text:style-name="P52">– Он провалился в <text:span text:style-name="T59">П</text:span>ровал. – отвечает пегаска и смотрит на извивающийся остат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text:soft-page-break/>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Пегаска чешет в затылке.</text:p>
      <text:p text:style-name="P52">–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text:span><text:soft-page-break/><text:span text:style-name="T1">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text:soft-page-break/>–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text:soft-page-break/>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62" text:outline-level="3">Воскресенье</text:h>
      <text:p text:style-name="P47"/>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text:soft-page-break/>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9">Невозможно поверить, но два месяца</text:span><text:span text:style-name="T19"> </text:span><text:span text:style-name="T49">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6">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text:soft-page-break/>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149">–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text:soft-page-break/>Понедельник</text:h>
      <text:p text:style-name="P52"/>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p>
      <text:p text:style-name="P88">…</text:p>
      <text:p text:style-name="P86">Решение.</text:p>
      <text:p text:style-name="P86">…</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59">кликнул по ним правой кнопкой </text:span><text:span text:style-name="T1">мыши</text:span><text:span text:style-name="T59"> и </text:span><text:span text:style-name="T1">выбрал</text:span><text:span text:style-name="T59"> из контекстного меню пункт “Форматировать”.</text:span></text:p>
      <text:p text:style-name="P93"/>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text:soft-page-break/>–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oft-page-break/><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text:soft-page-break/>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62"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0"><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0">–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0">– Ты его слишком… эмм, упрощаешь. – продолжала Флаттершай. – Вот, взгляни сюда.</text:p>
      <text:p text:style-name="P100">Флаттершай повернула ко мне экран. Мультяшный Дискорд с полными слёз глазами стоял на ледовом катке перед брошенными коньками.</text:p>
      <text:p text:style-name="P100"><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5"><text:soft-page-break/>Я с удивлением повернулся к притихшей Флаттершай.</text:p>
      <text:p text:style-name="P105">– А как?</text:p>
      <text:p text:style-name="P105">Девушка обхватила себя руками, как будто от холода. Я еле различал её полушёпот.</text:p>
      <text:p text:style-name="P105">–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0">– А ты в курсе, что твой Дискорд многократно сжигал Селестию живьём? Хороша шутка, обхохочешься! – выпалил я.</text:p>
      <text:p text:style-name="P110">–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0"><text:span text:style-name="T11">– Это всего лишь твои домыслы. С тем же успехом я могу объяснить это тем, что он </text:span>— злой придурок!</text:p>
      <text:p text:style-name="P110">– Это не мои… эмм…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100">Девушка слабо улыбнулась.</text:p>
      <text:p text:style-name="P110">– Я не сержусь… На Дискорда трудно не злиться… Он так себя ведёт, потому что его это… эмм… <text:s/>забавляет.</text:p>
      <text:p text:style-name="P3"/>
      <text:p text:style-name="P129">***</text:p>
      <text:p text:style-name="P127"/>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5">– Што ты решил, Анон?</text:p>
      <text:p text:style-name="P95">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text:soft-page-break/>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soft-page-break/>…</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text:soft-page-break/>–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text:soft-page-break/>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text:soft-page-break/></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text:soft-page-break/>Nash AI <text:span text:style-name="T11">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text:soft-page-break/>–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5">—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text:soft-page-break/>Я уставился в бегущие по экрану строки. <text:span text:style-name="T1">Текстовая консоль мигнула и скрылась под графической заставкой.</text:span></text:p>
      <text:p text:style-name="P84"><text:span text:style-name="T1"/></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text:soft-page-break/>–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5"/>
      <text:p text:style-name="P49">…</text:p>
      <text:p text:style-name="P49"><text:soft-page-break/></text:p>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text:soft-page-break/>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0">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1"><text:span text:style-name="T11">– Анон…</text:span><text:span text:style-name="T1"> Тут окно разбито… И верёвка висит. – пискнула Флаттершай из кухни.</text:span></text:p>
      <text:p text:style-name="P99"><text:span text:style-name="T11">– </text:span><text:span text:style-name="T1">Оставь, Флатти, не сейчас! – отмахнулся я.</text:span></text:p>
      <text:p text:style-name="P100">Эпплджек стояла посреди комнаты и оглядывалась.</text:p>
      <text:p text:style-name="P110"><text:soft-page-break/>– Не нравится мне тут. Чуйка нехорошая…</text:p>
      <text:p text:style-name="P100">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9"><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0">– Привет, Сел.</text:p>
      <text:p text:style-name="P144">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100"><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0"><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0"><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0"/>
      <text:h text:style-name="P158" text:outline-level="2">2<text:span text:style-name="T1">9</text:span>. Отбытие</text:h>
      <text:p text:style-name="P113"/>
      <text:p text:style-name="P100"><text:span text:style-name="T11">– </text:span>Оп-па! – пробормотала Эпплджек. – Нежданчик!</text:p>
      <text:p text:style-name="P100">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100"><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0"><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100">Дискорд обернулся на голос и в этот момент я швырнул в него кружкой и бросился к нему через комнату с занесенным над головой стулом.</text:p>
      <text:p text:style-name="P100">Оглушённый драконикус попытался отъехать на кресле в сторону, но я припёр его стулом к стенке.</text:p>
      <text:p text:style-name="P130">– Эй-Джей, Флатти, хватайте комп и на выход! Я с ним разберусь! Не теряйте вре..!</text:p>
      <text:p text:style-name="P130">– ТЫ ИДИО..!!!</text:p>
      <text:p text:style-name="P130">Дискорд <text:s/>заорал одновременно со мной, прикрываясь от меня руками, когда раздался оглушительный</text:p>
      <text:p text:style-name="P130">… </text:p>
      <text:p text:style-name="P132">БАХ!!!</text:p>
      <text:p text:style-name="P133"><text:soft-page-break/>…</text:p>
      <text:p text:style-name="P13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0">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0">– Чего-о-о??? – ахнула Эпплджек. – Анон, я, канешн, на дух не выношу этого прохвоста, но тут ты малость вожжи попутал. Дискорд — не убийца.</text:p>
      <text:p text:style-name="P100">Дискорд благодарно замычал и так энергично закивал головой, что чуть не проглотил кляп.</text:p>
      <text:p text:style-name="P100">–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0"/>
      <text:p text:style-name="P100">Я раздражённо повернулся к фермерше.</text:p>
      <text:p text:style-name="P100">– А кто, по-твоему, подстроил все эти «несчастные» случаи? Вспомни, как меня чуть не утопил снеговик. Кому ещё это под силу?</text:p>
      <text:p text:style-name="P100">Дискорд возвёл глаза к потолку и завыл. Эпплджек задумалась.</text:p>
      <text:p text:style-name="P100">–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0">– А зачем тогда ты приложила его книгой? А потом помогла мне его связать? – перебил я фермершу с удивлением.</text:p>
      <text:p text:style-name="P100">Драконикус с натугой наклонил голову к руке, привязанной к подлокотнику, и покрутил пальцем у виска.</text:p>
      <text:p text:style-name="P100">– Потому што ты напал на него. – пожала плечами Эпплджек. – Я и подумала — тебе виднее. И подсобила маленько.</text:p>
      <text:p text:style-name="P100"/>
      <text:p text:style-name="P100">Звук сирены заставил меня броситься к окну. Три полицейские тойоты сверкали мигалками вокруг «Навары», подобно ёлочной гирлянде.</text:p>
      <text:p text:style-name="P100"/>
      <text:p text:style-name="P100">Проклятье!!!</text:p>
      <text:p text:style-name="P100"/>
      <text:p text:style-name="P100">Я схватил ноутбук, сгрёб девушек в охапку и вытолкал их в коридор. В дверях я обернулся к Дискорду.</text:p>
      <text:p text:style-name="P120"><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text:soft-page-break/>Я повернулся к выходу. Флаттершай проскочила у меня под локтём и кинулась к драконикусу.</text:p>
      <text:p text:style-name="P120"/>
      <text:p text:style-name="P120"><text:span text:style-name="T11">– Нет! Дискорд </text:span>— не убийца!!!</text:p>
      <text:p text:style-name="P120">С необычной для неё силой Флаттершай вытащила кляп изо рта драконикуса.</text:p>
      <text:p text:style-name="P120"><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5"/>
      <text:p text:style-name="P120">Или драконикус — гениальный актёр, или… ?</text:p>
      <text:p text:style-name="P120"/>
      <text:p text:style-name="P120">Я вернулся к драконикусу и уселся на стул напротив него.</text:p>
      <text:p text:style-name="P120"><text:span text:style-name="T11">– Р</text:span>ассказывай.</text:p>
      <text:p text:style-name="P120">Дискорд немного успокоился.</text:p>
      <text:p text:style-name="P120"><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0"><text:span text:style-name="T11">– </text:span>А кто тогда насылал на нас этих уродов с рисованными рожами? <text:span text:style-name="T76">Кто чуть не утопил меня снеговиком?</text:span> Кто пытался убить меня раз за разом?</text:p>
      <text:p text:style-name="P120">У драконикуса глаза полезли на лоб.</text:p>
      <text:p text:style-name="P120"><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
      <text:p text:style-name="P120">Я задумался. Драконикус, похоже, говорил искренне. Но кто тогда всё это время играл с нами, <text:span text:style-name="T26">словно кот с мышью</text:span>?</text:p>
      <text:p text:style-name="P120"><text:span text:style-name="T11">– </text:span>Анон! <text:span text:style-name="T11">– </text:span>крикнула Эпплджек из прихожей. <text:span text:style-name="T11">– </text:span>Я слышу шум за дверью!</text:p>
      <text:p text:style-name="P120">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0"><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0"><text:span text:style-name="T26"/></text:p>
      <text:p text:style-name="P123">Эпплджек, с ноутбуком в одной руке и Флаттершай — во второй, кинулась на кухню.</text:p>
      <text:p text:style-name="P120"><text:soft-page-break/>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
      <text:p text:style-name="P120">Блё-о-о!</text:p>
      <text:p text:style-name="P120"/>
      <text:p text:style-name="P120">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0">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9">А если не </text:span>выдержит<text:span text:style-name="T59"> </text:span>основа, к которой она привязана? Что-то мне в туалет захотелось… У меня нет боязни высоты, но это уже слишком!</text:p>
      <text:p text:style-name="P120"/>
      <text:p text:style-name="P120">Я задрал голову.</text:p>
      <text:p text:style-name="P120">О! Так уже легче! Надо мной всего лишь два этажа. Десять метров верёвки. Если не смотреть вниз, то…</text:p>
      <text:p text:style-name="P120"/>
      <text:p text:style-name="P122">«…<text:span text:style-name="T26">Будь храбр. Будь стоек. Будь силён. Что бы ни случилось, помни: Эквестрия с тобой. Эквестрия в тебе. Навсегда. И всегда…»</text:span></text:p>
      <text:p text:style-name="P124"/>
      <text:p text:style-name="P120">Я вытер ладони о штаны, ухватил канат и сделал шаг вперёд…</text:p>
      <text:p text:style-name="P120"/>
      <text:p text:style-name="P120">…</text:p>
      <text:p text:style-name="P120"/>
      <text:p text:style-name="P120">Святые яйца, Анон, ты действительно сделал ЭТО!</text:p>
      <text:p text:style-name="P120"/>
      <text:p text:style-name="P120">…</text:p>
      <text:p text:style-name="P120"/>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text:soft-page-break/>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0">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0">К счастью, фермерша не разжала ног.</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
      <text:p text:style-name="P120">Бляблябляблябля!!! ДА НУ ЕГО НАХУЙ — ТАКОЙ АЛЬПИНИЗ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text:soft-page-break/>–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text:p>
      <text:p text:style-name="P120"/>
      <text:p text:style-name="P120">На длинной шее драконикуса разместились Эпплджек и Флаттершай. Я, для сохранения баланса, разместился ближе к хвосту.</text:p>
      <text:p text:style-name="P120">Дискорд расправил крылья и начал короткую пробежку к краю.</text:p>
      <text:p text:style-name="P120"><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0"/>
      <text:p text:style-name="P120">…ограда края крыши промелькнула под нами…</text:p>
      <text:p text:style-name="P125"/>
      <text:p text:style-name="P120"><text:span text:style-name="T11">– …</text:span>собственно, держаться в воздухе дольше у меня не хватит магии.</text:p>
      <text:p text:style-name="P120"/>
      <text:p text:style-name="P120">Мы летели навстречу закату.</text:p>
      <text:p text:style-name="P120"/>
      <text:p text:style-name="P120">…</text:p>
      <text:p text:style-name="P120"/>
      <text:p text:style-name="P120">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0"><text:span text:style-name="T11">– </text:span>Ю-ху-у-у!!!</text:p>
      <text:p text:style-name="P120"><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прижалась к шее Дискорда, отвернулась и закрыла глаза.</text:p>
      <text:p text:style-name="P120">– ВНИМАНИЕ!!! – заорал Дискорд, сложил крылья и влетел в коридор.</text:p>
      <text:p text:style-name="P120"/>
      <text:p text:style-name="P121">***</text:p>
      <text:p text:style-name="P120"/>
      <text:p text:style-name="P120">Бля!!!</text:p>
      <text:h text:style-name="Heading_20_2" text:outline-level="2"/>
      <text:h text:style-name="Heading_20_2" text:outline-level="2"><text:span text:style-name="T1">30</text:span>. Разговор за столиком в <text:span text:style-name="T1">ночи</text:span></text:h>
      <text:p text:style-name="P134"/>
      <text:p text:style-name="P136">Мы почти успели.</text:p>
      <text:p text:style-name="P13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1">«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1">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1"/>
      <text:p text:style-name="P131">ХА-ХА-ХА!</text:p>
      <text:p text:style-name="P131"><text:soft-page-break/></text:p>
      <text:p text:style-name="P131">Прямо как сейчас. Как говорится, найди десять отличий.</text:p>
      <text:p text:style-name="P131">Вот только… Только Дэш была бы жива…</text:p>
      <text:p text:style-name="P135">Я тяжело вздохнул.</text:p>
      <text:p text:style-name="P135"/>
      <text:p text:style-name="P135">…</text:p>
      <text:p text:style-name="P135"/>
      <text:p text:style-name="P135"><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Извиняюсь, не представился. Анакорн. Демиург, или, как называют иногда, сверхаликорн.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6">.</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text:soft-page-break/></text:p>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pan text:style-name="T11">– </text:span><text:span text:style-name="T70">Я ПОНЯЛ, КТО ТЫ!!! КАК </text:span><text:span text:style-name="T71">ЖЕ </text:span><text:span text:style-name="T70">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
      <text:p text:style-name="P50"><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oft-page-break/><text:span text:style-name="T21">существовать, что они — лишь плод фантазии брони! Когда они узнают об этом, магия, поддерживающая их существование, рассеивается.</text:span></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0"><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2">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0"><text:soft-page-break/>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100">Демиург снова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0">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2">Анакорн только развёл копытами.</text:p>
      <text:p text:style-name="P102">– Не знаю. Может, ему фунты и ярды больше нравятся.</text:p>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100">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2"/>
      <text:p text:style-name="P100">–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0"/>
      <text:p text:style-name="P100">Анакорн мрачно уставился на мерцающую голограмму Эквуса<text:span text:style-name="T26">. Ко мне наконец-то пришло понимание ситуации.</text:span></text:p>
      <text:p text:style-name="P105"><text:soft-page-break/>– А почему ты сам не можешь поддерживать Эквус? Ты же его демиург? Ну так и питай его своей созидающей силой, пока он не окрепнет!</text:p>
      <text:p text:style-name="P100">Анакорн смутился.</text:p>
      <text:p text:style-name="P100"><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3">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3">–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0">– Хмм. То есть, это брони создали Эквус?</text:p>
      <text:p text:style-name="P100">–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0"/>
      <text:p text:style-name="P100">Анакорн прижал одним копытом центр карандаша к столу и ударил по его кончику другим. Карандаш стал вертеться своеобразной юлой.</text:p>
      <text:p text:style-name="P100"/>
      <text:p text:style-name="P100">–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0"><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100">Я вспомнил события последнего времени моей родины<text:span text:style-name="T11">.</text:span></text:p>
      <text:p text:style-name="P100">–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0">Анакорн с такой силой надавил копытом на карандаш, что тот хрустнул.</text:p>
      <text:p text:style-name="P100">–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0">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100"><text:soft-page-break/><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5">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5"/>
      <text:p text:style-name="P105">Я скептически хмыкнул.</text:p>
      <text:p text:style-name="P105">–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100"><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0"><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мне больше заняться нечем, как лепить пони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снизился на порядок и сама она стала светиться ровным голубоватым светом.</text:p>
      <text:p text:style-name="P105"><text:soft-page-break/>–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5">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5">– Почему бы не сделать главной каноническую Эквестрию? Ту, что описана в мультике?</text:p>
      <text:p text:style-name="P105">– Учти<text:span text:style-name="T49">,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4">—</text:span><text:span text:style-name="T49"> точнее, дерево схожих миров Эквуса </text:span><text:span text:style-name="T54">—</text:span><text:span text:style-name="T49"> создали брони. Разумеется, стержнем им послужил именно сериал, но каждый фанфик </text:span><text:span text:style-name="T54">—</text:span><text:span text:style-name="T49">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6"/>
      <text:p text:style-name="P105">Анакорн аж подпрыгнул на месте от восторга и стал мне аплодировать.</text:p>
      <text:p text:style-name="P106"/>
      <text:p text:style-name="P105"><text:span text:style-name="T49">– Наконец-то я вижу свет в конце тоннеля! Как это не пришло мне в голову! Ты всё отлично увязал! Всё сходится! Более того </text:span><text:span text:style-name="T54">—</text:span><text:span text:style-name="T49"> Анакорн заговорщически подмигнул мне </text:span><text:span text:style-name="T54">—</text:span><text:span text:style-name="T49">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4">— и первой реальной историей в Объединённом Континууме Эквуса</text:span><text:span text:style-name="T49">!</text:span></text:p>
      <text:p text:style-name="P106"/>
      <text:p text:style-name="P106">Я подозрительно посмотрел на Анакорна.</text:p>
      <text:p text:style-name="P106"/>
      <text:p text:style-name="P105"><text:span text:style-name="T18">– </text:span><text:span text:style-name="T49">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8">– </text:span><text:span text:style-name="T49">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6"><text:soft-page-break/>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5"><text:span text:style-name="T11">– </text:span>Пиши, как есть. <text:span text:style-name="T11">– </text:span>развёл копытами Анакорн. <text:span text:style-name="T11">– </text:span>Авось сгодится. Я писать точно не буду <text:span text:style-name="T54">— ты меня с кьютимарками уже пригрузил на ближайшие тысячи лет.</text:span></text:p>
      <text:p text:style-name="P105">…</text:p>
      <text:p text:style-name="P105">Факн щит<text:note text:id="ftn21" text:note-class="footnote"><text:note-citation>21</text:note-citation><text:note-body><text:p text:style-name="P140">Fucking shit <text:span text:style-name="T2">–</text:span>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
      <text:p text:style-name="P105">Вот тебе и помахала Эквестрия ручкой, Анон!</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4"/>
      <text:p text:style-name="P104">– Пора закругляться. Ты начинаешь сгорать. Надо утрясти последние детали, пока ещё есть пару минут.</text:p>
      <text:p text:style-name="P100">– Валяй. Я тебя внимательно слушаю.</text:p>
      <text:p text:style-name="P10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0">– А я разве сплю?</text:p>
      <text:p text:style-name="P100">– Сейчас — нет. Но как только мы закроем сделку — проснёшься. Потому что нет иного способа вернуть тебя в реальный мир.</text:p>
      <text:p text:style-name="P100"><text:soft-page-break/>– Эээ, постой! А как я в Эквестрию и к себе обратно проходил?</text:p>
      <text:p text:style-name="P100">–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0">Так вот, возвращать тебя обратно в твой мир я не буду.</text:p>
      <text:p text:style-name="P100"/>
      <text:p text:style-name="P100">Я непонимающе хлопал глазами.</text:p>
      <text:p text:style-name="P100"/>
      <text:p text:style-name="P100">–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0">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0">–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0">–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0">Теперь — об оплате.</text:p>
      <text:p text:style-name="P100"/>
      <text:p text:style-name="P100">Анакорн наклонился ко мне через стол и подмигнул.</text:p>
      <text:p text:style-name="P100"/>
      <text:p text:style-name="P100">– Проси, чего хочешь!</text:p>
      <text:p text:style-name="P100"/>
      <text:p text:style-name="P100">Пока я думал, демиург мурлыкал себе под нос в эйфории: «Да! В такие моменты ощущаешь себя богом! Я крут! Ха-ха!»</text:p>
      <text:p text:style-name="P100"/>
      <text:p text:style-name="P100">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0">Ради этого написать фанфик — очень малая цена. Совсем ничтожная.</text:p>
      <text:p text:style-name="P105"/>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Глаза демиурга бегали, как у застуканного в трамвае безбилетника.</text:p>
      <text:p text:style-name="P105"><text:soft-page-break/>–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в качестве решения,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6">не знаю даже я. Говорят, это офигенно паршиво, намного хуже смерти. </text:span>Мне очень жаль. Тебе ещё не поздно выбрать что-нибудь другое.</text:p>
      <text:p text:style-name="P105">Я вздохнул. Слишком много философии на мою голову!</text:p>
      <text:p text:style-name="P105">– Делай, как я сказал! А я сделаю своё.</text:p>
      <text:p text:style-name="P105"/>
      <text:p text:style-name="P100">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0">– Ты ещё увидишь пару-тройку снов на прощание. Это мой подарок тебе. Удачи!</text:p>
      <text:p text:style-name="P100"/>
      <text:p text:style-name="P111">~~~</text:p>
      <text:p text:style-name="P106"/>
      <text:p text:style-name="P106">– Здравствуй, Анон. – Селестия стояла передо мной без привычных взгляду властных регалий. – Я хочу поблагодарить тебя за всё.</text:p>
      <text:p text:style-name="P106">– Привет, Сел. Я рад, что с тобой всё в порядке.</text:p>
      <text:p text:style-name="P106">Аликорница стояла передо мной в сияющем ореоле гривы. Потом она нерешительно сделала шаг навстречу.</text:p>
      <text:p text:style-name="P10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6">Я устало рассмеялся.</text:p>
      <text:p text:style-name="P106"><text:soft-page-break/>– Сел, я завязал с конеёбством. Извини.</text:p>
      <text:p text:style-name="P106">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6">– В другое время, в другом месте, Анон! В другое время, в другом месте!</text:p>
      <text:p text:style-name="P106"/>
      <text:p text:style-name="P109">~~~</text:p>
      <text:p text:style-name="P109"/>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3">Тёмная аликорница тяжело вздохнула.</text:p>
      <text:p text:style-name="P103">–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3">– Я был бы рад. Мне жаль, что из-за меня погиб твой особенный пони.</text:p>
      <text:p text:style-name="P103">Луна горько вздохнула.</text:p>
      <text:p text:style-name="P103">–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3">Аликорница подняла копыто и прижала его к моей груди.</text:p>
      <text:p text:style-name="P103">–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0"/>
      <text:p text:style-name="P109">~~~</text:p>
      <text:p text:style-name="P110"/>
      <text:p text:style-name="P103">– Думал от меня в другой реальности спрятаться, Проводничёк?!</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07"/>
      <text:p text:style-name="P108">~~~</text:p>
      <text:p text:style-name="P100"/>
      <text:p text:style-name="P103">– Анон?</text:p>
      <text:p text:style-name="P103">– Дэш?!!</text:p>
      <text:p text:style-name="P103"><text:soft-page-break/>– Эмм… Ты мне снишься?</text:p>
      <text:p text:style-name="P103">– Нет, Дэш, это ты мне снишься.</text:p>
      <text:p text:style-name="P103">–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9"><text:span text:style-name="T30">– Я в порядке. Вот, возвращаюсь </text:span>в свой мир. Ну, не совсем <text:span text:style-name="T1">в свой</text:span>. Почти.</text:p>
      <text:p text:style-name="P99"><text:span text:style-name="T1">–</text:span> Навсегда? <text:span text:style-name="T1">Ты не вернёшься?</text:span></text:p>
      <text:p text:style-name="P99"><text:span text:style-name="T1">–</text:span> Скорее всего, да.</text:p>
      <text:p text:style-name="P99"><text:span text:style-name="T1">–</text:span> Это плохо. <text:span text:style-name="T1">Я хотела тебе сказать</text:span>…</text:p>
      <text:p text:style-name="P99"><text:span text:style-name="T1">–</text:span> Не надо, Дэш. Не стоит. Мне очень жаль.</text:p>
      <text:p text:style-name="P99"><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0">В голосе пегаски слышались слёзы.</text:p>
      <text:p text:style-name="P9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9"><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9"><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9"><text:span text:style-name="T1">–</text:span> И тебя, и Твайлайт, и <text:span text:style-name="T1">Пинки</text:span>, и <text:span text:style-name="T1">Эпплджек</text:span>, и всех-всех-всех… Таковы правила.</text:p>
      <text:p text:style-name="P99"><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9">Я опустил руку на шею <text:span text:style-name="T1">пегаски</text:span> и ощутил теплоту и лёгкое покалывание в пустоте.</text:p>
      <text:p text:style-name="P99"><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9"><text:span text:style-name="T1">–</text:span> И лучше рано, чем поздно! Я не люблю <text:span text:style-name="T1">долго </text:span>ждать!</text:p>
      <text:p text:style-name="P99"><text:span text:style-name="T1">–</text:span> Да, Дэш. <text:span text:style-name="T1">–</text:span> её образ начал таять. <text:span text:style-name="T1">–</text:span> Да, я помню.</text:p>
      <text:p text:style-name="P99"/>
      <text:p text:style-name="P99">Я всё ещё помню…</text:p>
      <text:p text:style-name="P52"/>
      <text:h text:style-name="Heading_20_2" text:outline-level="2">Эпилог. Земля</text:h>
      <text:p text:style-name="P112"/>
      <text:p text:style-name="P118">Звон будильника чуть не проломил башку. Я открыл глаза. </text:p>
      <text:p text:style-name="P118"><text:soft-page-break/></text:p>
      <text:p text:style-name="P119"><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6"/>
      <text:p text:style-name="P118"><text:span text:style-name="T1">Я нашарил ногами тапки и пошёл в ванную. Проходя мимо стола, зацепился взглядом за</text:span> эскиз <text:span text:style-name="T1">рисунка</text:span>.</text:p>
      <text:p text:style-name="P118"/>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
      <text:p text:style-name="P114">Для того, чтобы выдавить остатки пасты на щётку, пришлось затратить серьёзные усилия.</text:p>
      <text:p text:style-name="P114"/>
      <text:p text:style-name="P115">Ага, и купить туалетной бумаги. Иначе уже вечером придётся использовать рекламки, что кидают в почтовый ящик. А они, блин, глянцевые!</text:p>
      <text:p text:style-name="P115"/>
      <text:p text:style-name="P117">Мысли вернулись к фантазии.</text:p>
      <text:p text:style-name="P117"/>
      <text:p text:style-name="P115">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5"/>
      <text:p text:style-name="P114">Попытка притронуться щёткой к зубу вызвала ноющую боль. </text:p>
      <text:p text:style-name="P114"/>
      <text:p text:style-name="P116">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6"/>
      <text:p text:style-name="P114">Доставая из стола ключи от машины, опять наткнулся взглядом на эскиз.</text:p>
      <text:p text:style-name="P114"/>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6">А вот, кстати… А почему бы и нет? Хорошее ведь название? И интригующее — сразу сесть за клавиатуру захотелось.</text:p>
      <text:p text:style-name="P116"/>
      <text:p text:style-name="P116">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3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9-21T13:15:24.116009893</dc:date>
    <meta:editing-duration>P146DT20H34M2S</meta:editing-duration>
    <meta:editing-cycles>9331</meta:editing-cycles>
    <meta:generator>LibreOffice/5.1.6.2$Linux_X86_64 LibreOffice_project/10m0$Build-2</meta:generator>
    <meta:printed-by>макс </meta:printed-by>
    <meta:print-date>2017-08-23T21:51:29.95</meta:print-date>
    <meta:document-statistic meta:table-count="0" meta:image-count="0" meta:object-count="0" meta:page-count="234" meta:paragraph-count="4739" meta:word-count="101166" meta:character-count="670308" meta:non-whitespace-character-count="569388"/>
  </office:meta>
</office:document-meta>
</file>